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Heading_20_1" style:master-page-name="First_20_Page">
      <style:paragraph-properties fo:margin-left="0cm" fo:margin-right="0cm" fo:text-indent="0cm" style:auto-text-indent="false" style:page-number="auto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3" style:family="paragraph" style:parent-style-name="Heading_20_1">
      <style:paragraph-properties fo:margin-left="0cm" fo:margin-right="0cm" fo:text-indent="0cm" style:auto-text-indent="false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text-properties fo:font-size="32pt" fo:font-style="italic" fo:font-weight="bold" officeooo:rsid="0003d626" officeooo:paragraph-rsid="0003d626" style:font-size-asian="32pt" style:font-style-asian="italic" style:font-weight-asian="bold" style:font-size-complex="32pt" style:font-style-complex="italic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32pt" fo:font-style="italic" fo:font-weight="bold" officeooo:rsid="0003d626" officeooo:paragraph-rsid="0003d626" style:font-size-asian="32pt" style:font-style-asian="italic" style:font-weight-asian="bold" style:font-size-complex="32pt" style:font-style-complex="italic" style:font-weight-complex="bold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size="32pt" fo:font-style="italic" fo:font-weight="bold" officeooo:rsid="0003d626" officeooo:paragraph-rsid="0003d626" style:font-size-asian="32pt" style:font-style-asian="italic" style:font-weight-asian="bold" style:font-size-complex="32pt" style:font-style-complex="italic" style:font-weight-complex="bold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" style:family="text">
      <style:text-properties officeooo:rsid="0003d626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/>
      <text:h text:style-name="P3" text:outline-level="1"><text:bookmark text:name="yui_3_18_1_1_1757491266259_45"/>Sistemes de gestió empresarial</text:h>
      <text:p text:style-name="P8"/>
      <text:p text:style-name="P7">Tema 1</text:p>
      <text:p text:style-name="P5">Activitat 1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Josep Segrelles Morant</text:p>
      <text:p text:style-name="P6">2<text:span text:style-name="T2">n</text:span> DAM</text:p>
      <text:p text:style-name="P4"/>
      <text:p text:style-name="Standard"><text:line-break/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officeooo:rsid="0003d62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eee0d1" style:writing-mode="lr-tb" draw:fill="gradient" draw:fill-gradient-name="Pastel_20_Bouquet" draw:gradient-step-count="0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fill-gradient-name="Pastel_20_Bouquet" draw:gradient-step-count="0"/>
    </style:style>
  </office:automatic-styles>
  <office:master-styles>
    <style:master-page style:name="Standard" style:page-layout-name="Mpm1">
      <style:header>
        <text:p text:style-name="MP1">Mòdul: Sistemes de Gestió empresarial <text:tab/><text:tab/>Curs: 2n DAM</text:p>
      </style:header>
      <style:footer>
        <text:p text:style-name="Footer"><text:span text:style-name="MT1">Pag </text:span><text:page-number text:select-page="current">3</text:page-number><text:tab/><text:tab/><text:span text:style-name="MT1">Josep Segrelles Morant</text:span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09:58:05.144365005</meta:creation-date>
    <dc:date>2025-09-10T10:03:53.106583434</dc:date>
    <meta:editing-duration>PT5M48S</meta:editing-duration>
    <meta:editing-cycles>1</meta:editing-cycles>
    <meta:document-statistic meta:table-count="0" meta:image-count="0" meta:object-count="0" meta:page-count="3" meta:paragraph-count="9" meta:word-count="34" meta:character-count="209" meta:non-whitespace-character-count="177"/>
    <meta:generator>LibreOffice/24.2.7.2$Linux_X86_64 LibreOffice_project/420$Build-2</meta:generator>
  </office:meta>
</office:document-meta>
</file>